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T1" style:family="text">
      <style:text-properties fo:font-weight="bold" style:font-weight-asian="bold"/>
    </style:style>
    <style:style style:name="T2" style:family="text">
      <style:text-properties style:font-name="Wingdings" style:font-name-asian="Wingdings2" style:font-name-complex="Wingding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view of the enclave-related files:</text:p>
      <text:p text:style-name="Standard"/>
      <text:p text:style-name="Standard"><text:span text:style-name="T1">isv_app.cpp:</text:span></text:p>
      <text:list xml:id="list5069907292006557783" text:style-name="WWNum2">
        <text:list-item>
          <text:p text:style-name="P3">Provides the functionality for the “Enclave Manager”</text:p>
        </text:list-item>
        <text:list-item>
          <text:p text:style-name="P3">Includes several functions that are able to make ecalls to the enclave:</text:p>
          <text:list>
            <text:list-item>
              <text:p text:style-name="P3">handleOnBlur/handleOnFocus <text:span text:style-name="T2"></text:span> Makes an ecall to the enclave to signal it to blur an input or to focus on an input</text:p>
            </text:list-item>
            <text:list-item>
              <text:p text:style-name="P3">add_form <text:span text:style-name="T2"></text:span> Makes an ecall to the enclave to add a form with a given name. Also initializes the form’s x and y coordinates</text:p>
            </text:list-item>
            <text:list-item>
              <text:p text:style-name="P3">handleFormSubmission <text:span text:style-name="T2"></text:span> Makes an ecall to the enclave to signal it to submit a form specified by its name. Gets the encrypted string that represents the form from the enclave (through the return value of the ecall) and calls sendMessage(), a browser function that sends the message to the server.</text:p>
            </text:list-item>
            <text:list-item>
              <text:p text:style-name="P3">add_input <text:span text:style-name="T2"></text:span> Adds an input fiel<text:bookmark text:name="_GoBack"/>d to a form. Can include a signature and an indicator that the form is “complete” and ready for validation.</text:p>
            </text:list-item>
            <text:list-item>
              <text:p text:style-name="P3">run_js <text:span text:style-name="T2"></text:span> Runs a string of javascript in the tinyJS environment. A valid signature for the javascript must be provided. </text:p>
            </text:list-item>
            <text:list-item>
              <text:p text:style-name="P3">get_http_response <text:span text:style-name="T2"></text:span> unimplemented: this should be used to send the result of an http request into the enclave.</text:p>
            </text:list-item>
          </text:list>
        </text:list-item>
        <text:list-item>
          <text:p text:style-name="P3">Defines several ocalls that can be called by the enclave in isv_enclave.cpp:</text:p>
          <text:list>
            <text:list-item>
              <text:p text:style-name="P3">enc_make_http_request <text:span text:style-name="T2"></text:span> Still has yet to be developed on the browser side, but once developed, would allow the enclave to make a request to submit data to the server </text:p>
            </text:list-item>
            <text:list-item>
              <text:p text:style-name="P3">ocall_get_file_size <text:span text:style-name="T2"></text:span> returns the size of a file an enclave might need to interact with</text:p>
            </text:list-item>
            <text:list-item>
              <text:p text:style-name="P3">ocall_write_file/ocall_read_file <text:span text:style-name="T2"></text:span> allows an enclave to write/read to/from a file</text:p>
            </text:list-item>
            <text:list-item>
              <text:p text:style-name="P3">ocall_print_string <text:span text:style-name="T2"></text:span>allows an enclave to print a string to stdout (primarily for debugging purposes)</text:p>
            </text:list-item>
          </text:list>
        </text:list-item>
      </text:list>
      <text:list xml:id="list4125736883905137523" text:style-name="WWNum3">
        <text:list-item>
          <text:p text:style-name="P4">Includes parsing functionality (from browser-side) that can delegate which ecall to call</text:p>
        </text:list-item>
        <text:list-item>
          <text:p text:style-name="P4">listenForKeyboard() – integrated by keyboard team, listening for inputs</text:p>
        </text:list-item>
      </text:list>
      <text:list xml:id="list231528018088349" text:continue-list="list5069907292006557783" text:style-name="WWNum2">
        <text:list-item>
          <text:p text:style-name="P3">Also includes Remote Attestation functionality as specified in the Remote Attestation document</text:p>
        </text:list-item>
      </text:list>
      <text:p text:style-name="P1"/>
      <text:p text:style-name="Standard"><text:span text:style-name="T1">isv_enclave.cpp:</text:span></text:p>
      <text:list xml:id="list231527527928669" text:continue-numbering="true" text:style-name="WWNum2">
        <text:list-item>
          <text:p text:style-name="P3">Provides the functionality for the “Enclave”, and includes a global map from form names to forms that supports the form structure. The form itself is a map as well of input names to their corresponding data. Also includes global variables that specify the current form and current input to support on focus and on blur events.</text:p>
        </text:list-item>
        <text:list-item>
          <text:p text:style-name="P3"><text:soft-page-break/>The public key of the service provider is hard-coded in this file for remote attestation verification. The form validation public and private keys are also hard-coded in this file</text:p>
        </text:list-item>
        <text:list-item>
          <text:p text:style-name="P3">Includes parsing functionality (parse_form) that can parse a form into a JSON-interpretable string. We validate on this exact parsed form.</text:p>
        </text:list-item>
        <text:list-item>
          <text:p text:style-name="P3">Validate() hashes the message given and then verifies using the hard-coded public key </text:p>
        </text:list-item>
        <text:list-item>
          <text:p text:style-name="P3">Defines several ecalls that can be called by the Enclave Manager:</text:p>
          <text:list>
            <text:list-item>
              <text:p text:style-name="P3">addForm <text:span text:style-name="T2"></text:span> Adds a form with a given origin name. Also initializes the form’s x and y coordinates, and sets the “validated” field as false. NOTE: We only validate a form once all the inputs are added, see addInput</text:p>
            </text:list-item>
            <text:list-item>
              <text:p text:style-name="P3">addInput <text:span text:style-name="T2"></text:span> Creates a new input field. On the last input, it parses the form and validates.</text:p>
            </text:list-item>
            <text:list-item>
              <text:p text:style-name="P3">OnBlur/OnFocus <text:span text:style-name="T2"></text:span> Sets global flags indicating which form and input are on focus and can receive input from keyboard</text:p>
            </text:list-item>
            <text:list-item>
              <text:p text:style-name="P3">submitForm <text:span text:style-name="T2"></text:span> Parses the form, encrypts it, and returns the encrypted JSON string representation of the form</text:p>
            </text:list-item>
          </text:list>
        </text:list-item>
        <text:list-item>
          <text:p text:style-name="P3">All of the javascript (Tiny JS) functionality is defined here as well. The main function associated with the javascript engine is run_js, which is an ecall. Run_js adds the other defined methods in the file as natives.</text:p>
        </text:list-item>
        <text:list-item>
          <text:p text:style-name="P3">a test decryption function for debugging</text:p>
        </text:list-item>
        <text:list-item>
          <text:p text:style-name="P3">Also includes Remote Attestation functionality as specified in the Remote Attestation document. <text:span text:style-name="T1">The remote attestation code is specified by the comment header “remote attestation stuff”, while our code is specified by the comment header “our stuff”</text:span></text:p>
        </text:list-item>
      </text:list>
      <text:p text:style-name="Standard"/>
      <text:p text:style-name="Standard"><text:span text:style-name="T1">isv_enclave.edl: </text:span>Includes all of the trusted (ecalls) and untrusted (ocalls) functions’ definitions. Easy way to view what ecalls/ocalls we have. </text:p>
      <text:p text:style-name="Standard"/>
      <text:p text:style-name="Standard"><text:span text:style-name="T1">service_provider.cpp: </text:span>Simply includes the server-side implementation of Remote Attestation as specified in the Remote Attestation document 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esh Sethi</meta:initial-creator>
    <dc:creator>Sawyer Birnbaum</dc:creator>
    <meta:editing-cycles>19</meta:editing-cycles>
    <meta:creation-date>2018-06-14T22:25:00</meta:creation-date>
    <dc:date>2018-06-19T17:31:00</dc:date>
    <meta:editing-duration>PT1H3M</meta:editing-duration>
    <meta:generator>LibreOffice/5.1.6.2$Linux_X86_64 LibreOffice_project/10m0$Build-2</meta:generator>
    <meta:document-statistic meta:table-count="0" meta:image-count="0" meta:object-count="0" meta:page-count="2" meta:paragraph-count="33" meta:word-count="661" meta:character-count="3996" meta:non-whitespace-character-count="33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